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 <text:s text:c="14"/>EXPERIMRNT2</text:p>
      <text:p text:style-name="Standard">% Name: Rathod Chittaranjan </text:p>
      <text:p text:style-name="Standard">% Roll No: 32457</text:p>
      <text:p text:style-name="Standard">% Batch: L8</text:p>
      <text:p text:style-name="Standard">%</text:p>
      <text:p text:style-name="Standard"/>
      <text:p text:style-name="Standard">clc;</text:p>
      <text:p text:style-name="Standard">clear;</text:p>
      <text:p text:style-name="Standard">close all;</text:p>
      <text:p text:style-name="Standard"/>
      <text:p text:style-name="Standard"/>
      <text:p text:style-name="Standard"/>
      <text:p text:style-name="Standard">n=input("Enter the no of elements: ");</text:p>
      <text:p text:style-name="Standard">q=input("Enter the matrix p(y/x): "); %matrix P(y|x)</text:p>
      <text:p text:style-name="Standard">disp(q);</text:p>
      <text:p text:style-name="Standard">disp('');</text:p>
      <text:p text:style-name="Standard"/>
      <text:p text:style-name="Standard"/>
      <text:p text:style-name="Standard"/>
      <text:p text:style-name="Standard">N=1:n;</text:p>
      <text:p text:style-name="Standard">p=input("Enter the probability: "); %probabilities for X</text:p>
      <text:p text:style-name="Standard"/>
      <text:p text:style-name="Standard"/>
      <text:p text:style-name="Standard"/>
      <text:p text:style-name="Standard">px=diag(p,n,n); %matrix P(X)</text:p>
      <text:p text:style-name="Standard">disp("P(x) : ");</text:p>
      <text:p text:style-name="Standard">disp(px);</text:p>
      <text:p text:style-name="Standard">disp('');</text:p>
      <text:p text:style-name="Standard"/>
      <text:p text:style-name="Standard"/>
      <text:p text:style-name="Standard"/>
      <text:p text:style-name="Standard">pxy=px*q; % P(X,Y)=P(X)*P(Y|X)</text:p>
      <text:p text:style-name="Standard">disp("P(x,y) : ");</text:p>
      <text:p text:style-name="Standard">disp(pxy);</text:p>
      <text:p text:style-name="Standard">disp('');</text:p>
      <text:p text:style-name="Standard"/>
      <text:p text:style-name="Standard"/>
      <text:p text:style-name="Standard"/>
      <text:p text:style-name="Standard">py=p*q; % P(Y))</text:p>
      <text:p text:style-name="Standard">disp('P(y):');</text:p>
      <text:p text:style-name="Standard">disp(py);</text:p>
      <text:p text:style-name="Standard">disp('');</text:p>
      <text:p text:style-name="Standard"/>
      <text:p text:style-name="Standard"/>
      <text:p text:style-name="Standard"/>
      <text:p text:style-name="Standard">%Entropy h(x)</text:p>
      <text:p text:style-name="Standard">Hx=0;</text:p>
      <text:p text:style-name="Standard">for i=1:n</text:p>
      <text:p text:style-name="Standard">Hx=Hx+(-(p(i)*log2(p(i))));</text:p>
      <text:p text:style-name="Standard">end</text:p>
      <text:p text:style-name="Standard">disp('H(x): ');</text:p>
      <text:p text:style-name="Standard">disp(Hx);</text:p>
      <text:p text:style-name="Standard"><text:soft-page-break/>disp('');</text:p>
      <text:p text:style-name="Standard"/>
      <text:p text:style-name="Standard"/>
      <text:p text:style-name="Standard"/>
      <text:p text:style-name="Standard">% H(y)</text:p>
      <text:p text:style-name="Standard">Hy=0;</text:p>
      <text:p text:style-name="Standard">for i=1:n</text:p>
      <text:p text:style-name="Standard">Hy=Hy+(-(py(i)*log2(py(i))));</text:p>
      <text:p text:style-name="Standard">end</text:p>
      <text:p text:style-name="Standard">disp('H(y): ');</text:p>
      <text:p text:style-name="Standard">disp(Hy);</text:p>
      <text:p text:style-name="Standard">disp('');</text:p>
      <text:p text:style-name="Standard"/>
      <text:p text:style-name="Standard"/>
      <text:p text:style-name="Standard"/>
      <text:p text:style-name="Standard">% H(x,y)</text:p>
      <text:p text:style-name="Standard">hxy=0</text:p>
      <text:p text:style-name="Standard">for i=1:n</text:p>
      <text:p text:style-name="Standard">for j=1:n</text:p>
      <text:p text:style-name="Standard">hxy=hxy+(-pxy(i,j)*log2(pxy(i,j)));</text:p>
      <text:p text:style-name="Standard">end</text:p>
      <text:p text:style-name="Standard">end</text:p>
      <text:p text:style-name="Standard">disp('H(x,y): ');</text:p>
      <text:p text:style-name="Standard">disp(hxy);</text:p>
      <text:p text:style-name="Standard">disp('');</text:p>
      <text:p text:style-name="Standard"/>
      <text:p text:style-name="Standard"/>
      <text:p text:style-name="Standard"/>
      <text:p text:style-name="Standard">% H(y/x)</text:p>
      <text:p text:style-name="Standard">h1= hxy - Hx;</text:p>
      <text:p text:style-name="Standard">disp('H(x/y): ');</text:p>
      <text:p text:style-name="Standard">disp(h1);</text:p>
      <text:p text:style-name="Standard">disp('');</text:p>
      <text:p text:style-name="Standard"/>
      <text:p text:style-name="Standard"/>
      <text:p text:style-name="Standard"/>
      <text:p text:style-name="Standard">% H(x/y)</text:p>
      <text:p text:style-name="Standard">h2= hxy - Hy;</text:p>
      <text:p text:style-name="Standard">disp('H(y/x): ');</text:p>
      <text:p text:style-name="Standard">disp(h2);</text:p>
      <text:p text:style-name="Standard">disp('');</text:p>
      <text:p text:style-name="Standard"/>
      <text:p text:style-name="Standard"/>
      <text:p text:style-name="Standard"/>
      <text:p text:style-name="Standard">% I(x,y)</text:p>
      <text:p text:style-name="Standard">Ixy= Hx - h2;</text:p>
      <text:p text:style-name="Standard">disp('I(x,y): ');</text:p>
      <text:p text:style-name="Standard">disp(Ixy);</text:p>
      <text:p text:style-name="Standard">disp('');</text:p>
      <text:p text:style-name="Standard"/>
      <text:p text:style-name="Standard"/>
      <text:p text:style-name="Standard"/>
      <text:p text:style-name="Standard"><text:soft-page-break/></text:p>
      <text:p text:style-name="Standard">if h2==0</text:p>
      <text:p text:style-name="Standard">disp("This channel is a lossless channel ");</text:p>
      <text:p text:style-name="Standard">end</text:p>
      <text:p text:style-name="Standard">if Ixy==0</text:p>
      <text:p text:style-name="Standard">disp ("This channel is a useless channel ");</text:p>
      <text:p text:style-name="Standard">end</text:p>
      <text:p text:style-name="Standard">if Hx==Hy</text:p>
      <text:p text:style-name="Standard">if h1==0</text:p>
      <text:p text:style-name="Standard">disp("This channel is a noiseless channel ");</text:p>
      <text:p text:style-name="Standard">end</text:p>
      <text:p text:style-name="Standard">endi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ommand Window:</text:p>
      <text:p text:style-name="P1">Input/Output 1</text:p>
      <text:p text:style-name="P1"/>
      <text:p text:style-name="Standard">Enter the no of elements: 3</text:p>
      <text:p text:style-name="Standard">Enter the matrix p(y/x): [0.75 0.25 0 0 0; 0 0 0.33 0.667 0; 0 0 0 0 1]</text:p>
      <text:p text:style-name="Standard"><text:s/>0.7500 0.2500 0 0 0</text:p>
      <text:p text:style-name="Standard"><text:s/>0 0 0.3300 0.6670 0</text:p>
      <text:p text:style-name="Standard"><text:s/>0 0 0 0 1.0000</text:p>
      <text:p text:style-name="Standard">Enter the probability: [0.2 0.5 0.3]</text:p>
      <text:p text:style-name="Standard">P(x) :</text:p>
      <text:p text:style-name="Standard">Diagonal Matrix</text:p>
      <text:p text:style-name="Standard"><text:s/>0.2000 0 0</text:p>
      <text:p text:style-name="Standard"><text:s/>0 0.5000 0</text:p>
      <text:p text:style-name="Standard"><text:s/>0 0 0.3000</text:p>
      <text:p text:style-name="Standard">P(x,y) :</text:p>
      <text:p text:style-name="Standard"><text:s/>0.1500 0.0500 0 0 0</text:p>
      <text:p text:style-name="Standard"><text:s/>0 0 0.1650 0.3335 0</text:p>
      <text:p text:style-name="Standard"><text:s/>0 0 0 0 0.3000</text:p>
      <text:p text:style-name="Standard">P(y):</text:p>
      <text:p text:style-name="Standard"><text:s/>0.150000 0.050000 0.165000 0.333500 0.300000</text:p>
      <text:p text:style-name="Standard">H(x):</text:p>
      <text:p text:style-name="Standard">1.4855</text:p>
      <text:p text:style-name="Standard">H(y):</text:p>
      <text:p text:style-name="Standard">1.0556</text:p>
      <text:p text:style-name="Standard">hxy = 0</text:p>
      <text:p text:style-name="Standard">H(x,y):</text:p>
      <text:p text:style-name="Standard">1.0556</text:p>
      <text:p text:style-name="Standard">H(x/y):</text:p>
      <text:p text:style-name="Standard">-0.4299</text:p>
      <text:p text:style-name="Standard">H(y/x):</text:p>
      <text:p text:style-name="Standard">0</text:p>
      <text:p text:style-name="Standard">I(x,y):</text:p>
      <text:p text:style-name="Standard">1.4855</text:p>
      <text:p text:style-name="Standard">This channel is a lossless channel</text:p>
      <text:p text:style-name="Standard"/>
      <text:p text:style-name="Standard"/>
      <text:p text:style-name="Standard"/>
      <text:p text:style-name="P1">Input/Output 2</text:p>
      <text:p text:style-name="P1"/>
      <text:p text:style-name="Standard">Enter the no of elements: 2</text:p>
      <text:p text:style-name="Standard">Enter the matrix p(y/x): [0.5 0.5; 0.5 0.5]</text:p>
      <text:p text:style-name="Standard"><text:s/>0.5000 0.5000</text:p>
      <text:p text:style-name="Standard"><text:s/>0.5000 0.5000</text:p>
      <text:p text:style-name="Standard">Enter the probability: [0.5 0.5]</text:p>
      <text:p text:style-name="Standard">P(x) :</text:p>
      <text:p text:style-name="Standard">Diagonal Matrix</text:p>
      <text:p text:style-name="Standard"><text:s/>0.5000 0</text:p>
      <text:p text:style-name="Standard"><text:s/>0 0.5000</text:p>
      <text:p text:style-name="Standard">P(x,y) :</text:p>
      <text:p text:style-name="Standard"><text:s/>0.2500 0.2500</text:p>
      <text:p text:style-name="Standard"><text:s/>0.2500 0.2500</text:p>
      <text:p text:style-name="Standard">P(y):</text:p>
      <text:p text:style-name="Standard"><text:soft-page-break/><text:s/>0.5000 0.5000</text:p>
      <text:p text:style-name="Standard">H(x):</text:p>
      <text:p text:style-name="Standard">1</text:p>
      <text:p text:style-name="Standard">H(y):</text:p>
      <text:p text:style-name="Standard">1</text:p>
      <text:p text:style-name="Standard">hxy = 0</text:p>
      <text:p text:style-name="Standard">H(x,y):</text:p>
      <text:p text:style-name="Standard">2</text:p>
      <text:p text:style-name="Standard">H(x/y):</text:p>
      <text:p text:style-name="Standard">1</text:p>
      <text:p text:style-name="Standard">H(y/x):</text:p>
      <text:p text:style-name="Standard">1</text:p>
      <text:p text:style-name="Standard">I(x,y):</text:p>
      <text:p text:style-name="Standard">0</text:p>
      <text:p text:style-name="Standard">This channel is a useless channel</text:p>
      <text:p text:style-name="Standard"/>
      <text:p text:style-name="P1">Input/Output 3</text:p>
      <text:p text:style-name="P1"/>
      <text:p text:style-name="Standard">Enter the no of elements: 4</text:p>
      <text:p text:style-name="Standard">Enter the matrix p(y/x): [1 0 0 0; 0 1 0 0; 0 0 1 0; 0 0 0 1]</text:p>
      <text:p text:style-name="Standard"><text:s/>1 0 0 0</text:p>
      <text:p text:style-name="Standard"><text:s/>0 1 0 0</text:p>
      <text:p text:style-name="Standard"><text:s/>0 0 1 0</text:p>
      <text:p text:style-name="Standard"><text:s/>0 0 0 1</text:p>
      <text:p text:style-name="Standard">Enter the probability: [0.2 0.3 0.4 0.1]</text:p>
      <text:p text:style-name="Standard">P(x) :</text:p>
      <text:p text:style-name="Standard">Diagonal Matrix</text:p>
      <text:p text:style-name="Standard"><text:s/>0.2000 0 0 0</text:p>
      <text:p text:style-name="Standard"><text:s/>0 0.3000 0 0</text:p>
      <text:p text:style-name="Standard"><text:s/>0 0 0.4000 0</text:p>
      <text:p text:style-name="Standard"><text:s/>0 0 0 0.1000</text:p>
      <text:p text:style-name="Standard">P(x,y) :</text:p>
      <text:p text:style-name="Standard"><text:s/>0.2000 0 0 0</text:p>
      <text:p text:style-name="Standard"><text:s/>0 0.3000 0 0</text:p>
      <text:p text:style-name="Standard"><text:s/>0 0 0.4000 0</text:p>
      <text:p text:style-name="Standard"><text:s/>0 0 0 0.1000</text:p>
      <text:p text:style-name="Standard">P(y):</text:p>
      <text:p text:style-name="Standard"><text:s/>0.2000 0.3000 0.4000 0.1000</text:p>
      <text:p text:style-name="Standard">H(x):</text:p>
      <text:p text:style-name="Standard">1.8464</text:p>
      <text:p text:style-name="Standard">H(y):</text:p>
      <text:p text:style-name="Standard">1.8464</text:p>
      <text:p text:style-name="Standard">hxy = 0</text:p>
      <text:p text:style-name="Standard">H(x,y):</text:p>
      <text:p text:style-name="Standard">1.8464</text:p>
      <text:p text:style-name="Standard">H(x/y):</text:p>
      <text:p text:style-name="Standard">0</text:p>
      <text:p text:style-name="Standard">H(y/x):</text:p>
      <text:p text:style-name="Standard">0</text:p>
      <text:p text:style-name="Standard">I(x,y):</text:p>
      <text:p text:style-name="Standard">1.8464</text:p>
      <text:p text:style-name="Standard">This channel is a lossless channel</text:p>
      <text:p text:style-name="Standard"><text:soft-page-break/>This channel is a noiseless channel</text:p>
      <text:p text:style-name="Standard">Conclusion :</text:p>
      <text:p text:style-name="Standard">Enthropy of the matrix was studied by giving different matrix and probability as Input. Conclusion was</text:p>
      <text:p text:style-name="Standard">made based on entropy that whether the channel was useless, lossless or noisel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4:07:12.044117459</meta:creation-date>
    <dc:date>2021-12-01T14:19:09.980738365</dc:date>
    <meta:editing-duration>PT1M47S</meta:editing-duration>
    <meta:editing-cycles>1</meta:editing-cycles>
    <meta:document-statistic meta:table-count="0" meta:image-count="0" meta:object-count="0" meta:page-count="6" meta:paragraph-count="179" meta:word-count="485" meta:character-count="2575" meta:non-whitespace-character-count="2224"/>
    <meta:generator>LibreOffice/6.0.7.3$Linux_X86_64 LibreOffice_project/00m0$Build-3</meta:generator>
  </office:meta>
</office:document-meta>
</file>